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Vineta BT" svg:font-family="'Vineta BT'" style:font-family-generic="decorative" style:font-pitch="variable"/>
    <style:font-face style:name="Dutch801 XBd BT" svg:font-family="'Dutch801 XB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wis721 Blk BT" svg:font-family="'Swis721 Blk BT'" style:font-family-generic="swiss" style:font-pitch="variable"/>
    <style:font-face style:name="Swis721 BlkEx BT" svg:font-family="'Swis721 BlkEx BT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0pt" style:font-size-asian="200pt" style:font-size-complex="200pt"/>
    </style:style>
    <style:style style:name="P2" style:family="paragraph" style:parent-style-name="Standard">
      <style:paragraph-properties fo:margin-left="0in" fo:margin-right="-0.8063in" fo:text-indent="-0.7728in" style:auto-text-indent="false">
        <style:tab-stops/>
      </style:paragraph-properties>
      <style:text-properties style:font-name="Trebuchet MS" fo:font-size="340pt" style:font-size-asian="340pt" style:font-size-complex="340pt"/>
    </style:style>
    <style:style style:name="T1" style:family="text">
      <style:text-properties fo:font-size="200pt" style:font-size-asian="200pt" style:font-size-complex="200pt"/>
    </style:style>
    <style:style style:name="T2" style:family="text">
      <style:text-properties fo:font-size="330pt" style:font-size-asian="330pt" style:font-size-complex="330pt"/>
    </style:style>
    <style:style style:name="T3" style:family="text">
      <style:text-properties fo:font-size="999.900024414063pt" style:font-size-asian="999.900024414063pt" style:font-size-complex="999.900024414063pt"/>
    </style:style>
    <style:style style:name="T4" style:family="text">
      <style:text-properties fo:font-size="320pt" style:font-size-asian="320pt" style:font-size-complex="320pt"/>
    </style:style>
    <style:style style:name="T5" style:family="text">
      <style:text-properties fo:font-size="400pt" style:font-size-asian="400pt" style:font-size-complex="400pt"/>
    </style:style>
    <style:style style:name="T6" style:family="text">
      <style:text-properties fo:font-size="390pt" style:font-size-asian="390pt" style:font-size-complex="390pt"/>
    </style:style>
    <style:style style:name="T7" style:family="text">
      <style:text-properties fo:font-size="380pt" style:font-size-asian="380pt" style:font-size-complex="380pt"/>
    </style:style>
    <style:style style:name="T8" style:family="text">
      <style:text-properties fo:font-size="370pt" style:font-size-asian="370pt" style:font-size-complex="370pt"/>
    </style:style>
    <style:style style:name="T9" style:family="text">
      <style:text-properties style:font-name="Vineta BT" fo:font-size="370pt" style:font-size-asian="370pt" style:font-size-complex="370pt"/>
    </style:style>
    <style:style style:name="T10" style:family="text">
      <style:text-properties style:font-name="Vineta BT" fo:font-size="200pt" style:font-size-asian="200pt" style:font-size-complex="200pt"/>
    </style:style>
    <style:style style:name="T11" style:family="text">
      <style:text-properties style:font-name="Vineta BT" fo:font-size="250pt" style:font-size-asian="250pt" style:font-size-complex="250pt"/>
    </style:style>
    <style:style style:name="T12" style:family="text">
      <style:text-properties style:font-name="Vineta BT" fo:font-size="240pt" style:font-size-asian="240pt" style:font-size-complex="240pt"/>
    </style:style>
    <style:style style:name="T13" style:family="text">
      <style:text-properties style:font-name="Vineta BT" fo:font-size="230pt" style:font-size-asian="230pt" style:font-size-complex="230pt"/>
    </style:style>
    <style:style style:name="T14" style:family="text">
      <style:text-properties style:font-name="Vineta BT" fo:font-size="220pt" style:font-size-asian="220pt" style:font-size-complex="220pt"/>
    </style:style>
    <style:style style:name="T15" style:family="text">
      <style:text-properties style:font-name="Vineta BT" fo:font-size="210pt" style:font-size-asian="210pt" style:font-size-complex="210pt"/>
    </style:style>
    <style:style style:name="T16" style:family="text">
      <style:text-properties style:font-name="Swis721 BlkEx BT" fo:font-size="210pt" style:font-size-asian="210pt" style:font-size-complex="210pt"/>
    </style:style>
    <style:style style:name="T17" style:family="text">
      <style:text-properties style:font-name="Arial Black" fo:font-size="210pt" style:font-size-asian="210pt" style:font-size-complex="210pt"/>
    </style:style>
    <style:style style:name="T18" style:family="text">
      <style:text-properties style:font-name="Swis721 Blk BT" fo:font-size="210pt" style:font-size-asian="210pt" style:font-size-complex="210pt"/>
    </style:style>
    <style:style style:name="T19" style:family="text">
      <style:text-properties style:font-name="Swis721 Blk BT" fo:font-size="300pt" style:font-size-asian="300pt" style:font-size-complex="300pt"/>
    </style:style>
    <style:style style:name="T20" style:family="text">
      <style:text-properties style:font-name="Dutch801 XBd BT" fo:font-size="300pt" style:font-size-asian="300pt" style:font-size-complex="300pt"/>
    </style:style>
    <style:style style:name="T21" style:family="text">
      <style:text-properties style:font-name="Dutch801 XBd BT" fo:font-size="350pt" style:font-size-asian="350pt" style:font-size-complex="350pt"/>
    </style:style>
    <style:style style:name="T22" style:family="text">
      <style:text-properties style:font-name="Dutch801 XBd BT" fo:font-size="360pt" style:font-size-asian="360pt" style:font-size-complex="360pt"/>
    </style:style>
    <style:style style:name="T23" style:family="text">
      <style:text-properties style:font-name="Dutch801 XBd BT" fo:font-size="370pt" style:font-size-asian="370pt" style:font-size-complex="370pt"/>
    </style:style>
    <style:style style:name="T24" style:family="text">
      <style:text-properties style:font-name="Dutch801 XBd BT" fo:font-size="365pt" style:font-size-asian="365pt" style:font-size-complex="365pt"/>
    </style:style>
    <style:style style:name="T25" style:family="text">
      <style:text-properties style:font-name="Dutch801 XBd BT" fo:font-size="364pt" style:font-size-asian="364pt" style:font-size-complex="364pt"/>
    </style:style>
    <style:style style:name="T26" style:family="text">
      <style:text-properties style:font-name="Dutch801 XBd BT" fo:font-size="363pt" style:font-size-asian="363pt" style:font-size-complex="363pt"/>
    </style:style>
    <style:style style:name="T27" style:family="text">
      <style:text-properties style:font-name="Dutch801 XBd BT" fo:font-size="362pt" style:font-size-asian="362pt" style:font-size-complex="362pt"/>
    </style:style>
    <style:style style:name="T28" style:family="text">
      <style:text-properties fo:color="#ff0000" style:font-name="Dutch801 XBd BT" fo:font-size="362pt" style:font-size-asian="362pt" style:font-size-complex="362pt"/>
    </style:style>
    <style:style style:name="T29" style:family="text">
      <style:text-properties fo:color="#dc2300" style:font-name="Dutch801 XBd BT" fo:font-size="362pt" style:font-size-asian="362pt" style:font-size-complex="362pt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4028in" svg:y="0.2354in" svg:width="2.5709in" svg:height="3.7638in" draw:z-index="1">
        <draw:image xlink:href="http://www.clker.com/cliparts/2/b/8/4/1206566007507326711cibo00_Cibo00_-_Number_(4).svg.med.png" xlink:type="simple" xlink:show="embed" xlink:actuate="onLoad"/>
      </draw:frame>
      <draw:frame draw:style-name="fr2" draw:name="graphics2" text:anchor-type="page" text:anchor-page-number="1" svg:x="3.7799in" svg:y="2.1134in" svg:width="2.689in" svg:height="4.339in" draw:z-index="0">
        <draw:image xlink:href="http://www.clker.com/cliparts/2/b/8/4/1206566007507326711cibo00_Cibo00_-_Number_(4).svg.med.png" xlink:type="simple" xlink:show="embed" xlink:actuate="onLoad"/>
      </draw:frame>
      <draw:frame draw:style-name="fr1" draw:name="graphics3" text:anchor-type="page" text:anchor-page-number="1" svg:x="0in" svg:y="5.0736in" svg:width="3.3098in" svg:height="4.1228in" draw:z-index="2">
        <draw:image xlink:href="http://texasvoices.org/wordpress/wp-content/uploads/2010/12/Numero2.jpg" xlink:type="simple" xlink:show="embed" xlink:actuate="onLoad"/>
      </draw:frame>
      <draw:frame draw:style-name="fr1" draw:name="graphics4" text:anchor-type="page" text:anchor-page-number="1" svg:x="2.6882in" svg:y="10.0425in" svg:width="2.9075in" svg:height="3.7083in" draw:z-index="3">
        <draw:image xlink:href="http://texasvoices.org/wordpress/wp-content/uploads/2010/12/Numero2.jpg" xlink:type="simple" xlink:show="embed" xlink:actuate="onLoad"/>
      </draw:frame>
      <text:p text:style-name="P2"><text:soft-page-break/><text:span text:style-name="T29">4422</text:span> </text:p>
      <text:p text:style-name="Standard"><text:soft-page-break/><text:span text:style-name="T1"><text:tab/><text:tab/><text:tab/><text:tab/><text:tab/><text:tab/><text:tab/><text:tab/></text:span> </text:p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Vineta BT" svg:font-family="'Vineta BT'" style:font-family-generic="decorative" style:font-pitch="variable"/>
    <style:font-face style:name="Dutch801 XBd BT" svg:font-family="'Dutch801 XBd B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Swis721 Blk BT" svg:font-family="'Swis721 Blk BT'" style:font-family-generic="swiss" style:font-pitch="variable"/>
    <style:font-face style:name="Swis721 BlkEx BT" svg:font-family="'Swis721 BlkEx BT'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7T16:12:32.39</meta:creation-date>
    <meta:editing-duration>P4DT15H51S</meta:editing-duration>
    <meta:editing-cycles>4</meta:editing-cycles>
    <meta:generator>OpenOffice.org/3.3$Win32 OpenOffice.org_project/330m20$Build-9567</meta:generator>
    <meta:initial-creator>J C</meta:initial-creator>
    <meta:printed-by>J C</meta:printed-by>
    <meta:print-date>2011-10-21T18:45:45.46</meta:print-date>
    <dc:date>2011-10-22T11:29:23.14</dc:date>
    <dc:creator>J C</dc:creator>
    <meta:document-statistic meta:table-count="0" meta:image-count="4" meta:object-count="0" meta:page-count="4" meta:paragraph-count="2" meta:word-count="1" meta:character-count="14"/>
  </office:meta>
</office:document-meta>
</file>